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8.038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7" table:number-columns-repeated="2"/>
          <table:table-cell table:style-name="ce27" office:value-type="string">
            <text:p>GPS</text:p>
          </table:table-cell>
          <table:table-cell table:style-name="ce27" office:value-type="string">
            <text:p>concate</text:p>
          </table:table-cell>
          <table:table-cell table:style-name="ce27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1-14_08-04-31_000.jpg</text:p>
          </table:table-cell>
          <table:table-cell table:style-name="ce13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6 E-139-34-49.0</text:p>
          </table:table-cell>
          <table:table-cell table:style-name="ce29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1-14_10-22-55_000.jpg</text:p>
          </table:table-cell>
          <table:table-cell table:style-name="ce16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29 E-139-34-49.98</text:p>
          </table:table-cell>
          <table:table-cell table:style-name="ce29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1-14_14-56-24_000.jpg</text:p>
          </table:table-cell>
          <table:table-cell table:style-name="ce16" office:value-type="string">
            <text:p>:m 東和 PHOTO / 200115w / 地下鉄赤塚駅 / 春日秀樹様共同住宅新築 / １名 / 佐藤工業（大東建託） / 資料</text:p>
          </table:table-cell>
          <table:table-cell table:style-name="ce28"/>
          <table:table-cell table:style-name="ce3"/>
          <table:table-cell table:style-name="ce3" office:value-type="string">
            <text:p>N-35-35-28.29 E-139-34-49.82</text:p>
          </table:table-cell>
          <table:table-cell table:style-name="ce29" table:formula="of:=IF([.E4]=&quot;&quot;;[.C4];CONCATENATE([.C4];&quot; / &quot;;[.E4]))" office:value-type="string" office:string-value=":m 東和 PHOTO / 200115w / 地下鉄赤塚駅 / 春日秀樹様共同住宅新築 / １名 / 佐藤工業（大東建託） / 資料">
            <text:p>:m 東和 PHOTO / 200115w / 地下鉄赤塚駅 / 春日秀樹様共同住宅新築 / １名 / 佐藤工業（大東建託） / 資料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1-14_15-00-22_000.jpg</text:p>
          </table:table-cell>
          <table:table-cell table:style-name="ce16" office:value-type="string">
            <text:p>:m 東和 PHOTO / 200115w / 地下鉄赤塚駅 / 春日秀樹様共同住宅新築 / １名 / 佐藤工業（大東建託） / 資料</text:p>
          </table:table-cell>
          <table:table-cell table:style-name="ce20"/>
          <table:table-cell table:style-name="ce3"/>
          <table:table-cell table:style-name="ce3" office:value-type="string">
            <text:p>N-35-35-28.61 E-139-34-49.6</text:p>
          </table:table-cell>
          <table:table-cell table:style-name="ce29" table:formula="of:=IF([.E5]=&quot;&quot;;[.C5];CONCATENATE([.C5];&quot; / &quot;;[.E5]))" office:value-type="string" office:string-value=":m 東和 PHOTO / 200115w / 地下鉄赤塚駅 / 春日秀樹様共同住宅新築 / １名 / 佐藤工業（大東建託） / 資料">
            <text:p>:m 東和 PHOTO / 200115w / 地下鉄赤塚駅 / 春日秀樹様共同住宅新築 / １名 / 佐藤工業（大東建託） / 資料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1-14_15-01-03_000.jpg</text:p>
          </table:table-cell>
          <table:table-cell table:style-name="ce16" office:value-type="string">
            <text:p>:m 東和 PHOTO / 200115w / 地下鉄赤塚駅 / 春日秀樹様共同住宅新築 / １名 / 佐藤工業（大東建託） / 資料</text:p>
          </table:table-cell>
          <table:table-cell table:style-name="ce20"/>
          <table:table-cell table:style-name="ce3"/>
          <table:table-cell table:style-name="ce3" office:value-type="string">
            <text:p>N-35-35-28.61 E-139-34-49.6</text:p>
          </table:table-cell>
          <table:table-cell table:style-name="ce29" table:formula="of:=IF([.E6]=&quot;&quot;;[.C6];CONCATENATE([.C6];&quot; / &quot;;[.E6]))" office:value-type="string" office:string-value=":m 東和 PHOTO / 200115w / 地下鉄赤塚駅 / 春日秀樹様共同住宅新築 / １名 / 佐藤工業（大東建託） / 資料">
            <text:p>:m 東和 PHOTO / 200115w / 地下鉄赤塚駅 / 春日秀樹様共同住宅新築 / １名 / 佐藤工業（大東建託） / 資料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1-14_15-06-08_000.jpg</text:p>
          </table:table-cell>
          <table:table-cell table:style-name="ce16" office:value-type="string">
            <text:p>:m 東和 PHOTO / 200115w / 地下鉄赤塚駅 / 春日秀樹様共同住宅新築 / １名 / 佐藤工業（大東建託） / 資料</text:p>
          </table:table-cell>
          <table:table-cell table:style-name="ce13"/>
          <table:table-cell table:style-name="ce3"/>
          <table:table-cell table:style-name="ce3" office:value-type="string">
            <text:p>N-35-35-28.3 E-139-34-49.49</text:p>
          </table:table-cell>
          <table:table-cell table:style-name="ce29" table:formula="of:=IF([.E7]=&quot;&quot;;[.C7];CONCATENATE([.C7];&quot; / &quot;;[.E7]))" office:value-type="string" office:string-value=":m 東和 PHOTO / 200115w / 地下鉄赤塚駅 / 春日秀樹様共同住宅新築 / １名 / 佐藤工業（大東建託） / 資料">
            <text:p>:m 東和 PHOTO / 200115w / 地下鉄赤塚駅 / 春日秀樹様共同住宅新築 / １名 / 佐藤工業（大東建託） / 資料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1-14_15-06-16_000.jpg</text:p>
          </table:table-cell>
          <table:table-cell table:style-name="ce16" office:value-type="string">
            <text:p>:m 東和 PHOTO / 200115w / 地下鉄赤塚駅 / 春日秀樹様共同住宅新築 / １名 / 佐藤工業（大東建託） / 資料</text:p>
          </table:table-cell>
          <table:table-cell table:style-name="ce14"/>
          <table:table-cell table:style-name="ce3"/>
          <table:table-cell table:style-name="ce3" office:value-type="string">
            <text:p>N-35-35-28.48 E-139-34-49.87</text:p>
          </table:table-cell>
          <table:table-cell table:style-name="ce29" table:formula="of:=IF([.E8]=&quot;&quot;;[.C8];CONCATENATE([.C8];&quot; / &quot;;[.E8]))" office:value-type="string" office:string-value=":m 東和 PHOTO / 200115w / 地下鉄赤塚駅 / 春日秀樹様共同住宅新築 / １名 / 佐藤工業（大東建託） / 資料">
            <text:p>:m 東和 PHOTO / 200115w / 地下鉄赤塚駅 / 春日秀樹様共同住宅新築 / １名 / 佐藤工業（大東建託） / 資料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1-14_15-09-39_000.jpg</text:p>
          </table:table-cell>
          <table:table-cell table:style-name="ce16" office:value-type="string">
            <text:p>:m 東和 PHOTO / 200115w / 地下鉄赤塚駅 / 春日秀樹様共同住宅新築 / １名 / 佐藤工業（大東建託） / 資料</text:p>
          </table:table-cell>
          <table:table-cell table:style-name="ce15"/>
          <table:table-cell table:style-name="ce3"/>
          <table:table-cell table:style-name="ce3" office:value-type="string">
            <text:p>N-35-35-28.46 E-139-34-49.6</text:p>
          </table:table-cell>
          <table:table-cell table:style-name="ce29" table:formula="of:=IF([.E9]=&quot;&quot;;[.C9];CONCATENATE([.C9];&quot; / &quot;;[.E9]))" office:value-type="string" office:string-value=":m 東和 PHOTO / 200115w / 地下鉄赤塚駅 / 春日秀樹様共同住宅新築 / １名 / 佐藤工業（大東建託） / 資料">
            <text:p>:m 東和 PHOTO / 200115w / 地下鉄赤塚駅 / 春日秀樹様共同住宅新築 / １名 / 佐藤工業（大東建託） / 資料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1-14_15-15-25_000.jpg</text:p>
          </table:table-cell>
          <table:table-cell table:style-name="ce16" office:value-type="string">
            <text:p>:m 東和 PHOTO / 200115w / 地下鉄赤塚駅 / 春日秀樹様共同住宅新築 / １名 / 佐藤工業（大東建託） / 資料</text:p>
          </table:table-cell>
          <table:table-cell table:style-name="ce16"/>
          <table:table-cell table:style-name="ce3"/>
          <table:table-cell table:style-name="ce3" office:value-type="string">
            <text:p>N-35-35-28.5 E-139-34-49.49</text:p>
          </table:table-cell>
          <table:table-cell table:style-name="ce29" table:formula="of:=IF([.E10]=&quot;&quot;;[.C10];CONCATENATE([.C10];&quot; / &quot;;[.E10]))" office:value-type="string" office:string-value=":m 東和 PHOTO / 200115w / 地下鉄赤塚駅 / 春日秀樹様共同住宅新築 / １名 / 佐藤工業（大東建託） / 資料">
            <text:p>:m 東和 PHOTO / 200115w / 地下鉄赤塚駅 / 春日秀樹様共同住宅新築 / １名 / 佐藤工業（大東建託） / 資料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1-14_17-21-05_000.jpg</text:p>
          </table:table-cell>
          <table:table-cell table:style-name="ce6" office:value-type="string">
            <text:p>:m 1*1 RES / 245 / 『二酸化炭素と地球環境』　大前巌 / p.64</text:p>
          </table:table-cell>
          <table:table-cell table:style-name="ce16"/>
          <table:table-cell table:style-name="ce3"/>
          <table:table-cell table:style-name="ce3" office:value-type="string">
            <text:p>N-35-35-28.81 E-139-34-49.27</text:p>
          </table:table-cell>
          <table:table-cell table:style-name="ce29" table:formula="of:=IF([.E11]=&quot;&quot;;[.C11];CONCATENATE([.C11];&quot; / &quot;;[.E11]))" office:value-type="string" office:string-value=":m 1*1 RES / 245 / 『二酸化炭素と地球環境』　大前巌 / p.64">
            <text:p>:m 1*1 RES / 245 / 『二酸化炭素と地球環境』　大前巌 / p.64</text:p>
          </table:table-cell>
          <table:table-cell table:style-name="ce3" office:value-type="string">
            <text:p>)</text:p>
          </table:table-cell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1-14_18-24-02_000.jpg</text:p>
          </table:table-cell>
          <table:table-cell table:style-name="ce6" office:value-type="string">
            <text:p>:m music / log / gt / || s.1:et-6,r,patt-27(4)-3,r,score+,for=flamenco:shuffle+percussion,score~ || s.2:et-6,patt,patt-27(4)-3.a.n,score+,for=flamenco:shuffle+percussion,R=1 || s.3:p-1,patt,score+,t.80,R=2 / N+</text:p>
          </table:table-cell>
          <table:table-cell table:style-name="ce16"/>
          <table:table-cell table:style-name="ce3"/>
          <table:table-cell table:style-name="ce3" office:value-type="string">
            <text:p>N-35-35-28.7 E-139-34-49.54</text:p>
          </table:table-cell>
          <table:table-cell table:style-name="ce29" table:formula="of:=IF([.E12]=&quot;&quot;;[.C12];CONCATENATE([.C12];&quot; / &quot;;[.E12]))" office:value-type="string" office:string-value=":m music / log / gt / || s.1:et-6,r,patt-27(4)-3,r,score+,for=flamenco:shuffle+percussion,score~ || s.2:et-6,patt,patt-27(4)-3.a.n,score+,for=flamenco:shuffle+percussion,R=1 || s.3:p-1,patt,score+,t.80,R=2 / N+">
            <text:p>:m music / log / gt / || s.1:et-6,r,patt-27(4)-3,r,score+,for=flamenco:shuffle+percussion,score~ || s.2:et-6,patt,patt-27(4)-3.a.n,score+,for=flamenco:shuffle+percussion,R=1 || s.3:p-1,patt,score+,t.80,R=2 / N+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1-14_20-54-40_000.jpg</text:p>
          </table:table-cell>
          <table:table-cell table:style-name="ce6" office:value-type="string">
            <text:p>:m 食べた物</text:p>
          </table:table-cell>
          <table:table-cell table:style-name="ce15"/>
          <table:table-cell table:style-name="ce3"/>
          <table:table-cell table:style-name="ce3" office:value-type="string">
            <text:p>N-35-35-28.3 E-139-34-49.71</text:p>
          </table:table-cell>
          <table:table-cell table:style-name="ce29" table:formula="of:=IF([.E13]=&quot;&quot;;[.C13];CONCATENATE([.C13];&quot; / &quot;;[.E13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1-14_21-40-23_000.jpg</text:p>
          </table:table-cell>
          <table:table-cell table:style-name="ce6" office:value-type="string">
            <text:p>-*</text:p>
          </table:table-cell>
          <table:table-cell table:style-name="ce20"/>
          <table:table-cell table:style-name="ce3"/>
          <table:table-cell table:style-name="ce3" office:value-type="string">
            <text:p>N-35-35-26.01 E-139-34-47.13</text:p>
          </table:table-cell>
          <table:table-cell table:style-name="ce29" table:formula="of:=IF([.E14]=&quot;&quot;;[.C14];CONCATENATE([.C14];&quot; / &quot;;[.E14]))" office:value-type="string" office:string-value="-*">
            <text:p>-*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1-14_22-41-37_000.jpg</text:p>
          </table:table-cell>
          <table:table-cell table:style-name="ce15" office:value-type="string">
            <text:p>:m :PHOTO 寝た時刻 / 2019</text:p>
          </table:table-cell>
          <table:table-cell table:style-name="ce14"/>
          <table:table-cell table:style-name="ce3"/>
          <table:table-cell table:style-name="ce3" office:value-type="string">
            <text:p>N-35-35-28.18 E-139-34-49.65</text:p>
          </table:table-cell>
          <table:table-cell table:style-name="ce29" table:formula="of:=IF([.E15]=&quot;&quot;;[.C15];CONCATENATE([.C15];&quot; / &quot;;[.E15]))" office:value-type="string" office:string-value=":m :PHOTO 寝た時刻 / 2019">
            <text:p>:m :PHOTO 寝た時刻 / 2019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20-01-15_04-06-03_000.jpg</text:p>
          </table:table-cell>
          <table:table-cell table:style-name="ce16" office:value-type="string">
            <text:p>:m :PHOTO 起きた時刻 / 2019</text:p>
          </table:table-cell>
          <table:table-cell table:style-name="ce15"/>
          <table:table-cell table:style-name="ce3"/>
          <table:table-cell table:style-name="ce3" office:value-type="string">
            <text:p>N-35-35-28.37 E-139-34-49.49</text:p>
          </table:table-cell>
          <table:table-cell table:style-name="ce29" table:formula="of:=IF([.E16]=&quot;&quot;;[.C16];CONCATENATE([.C16];&quot; / &quot;;[.E16]))" office:value-type="string" office:string-value=":m :PHOTO 起きた時刻 / 2019">
            <text:p>:m :PHOTO 起きた時刻 / 2019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20-01-15_04-56-32_000.jpg</text:p>
          </table:table-cell>
          <table:table-cell table:style-name="ce6" office:value-type="string">
            <text:p>:m 食べた物　間食 / 味噌スープ</text:p>
          </table:table-cell>
          <table:table-cell table:style-name="ce16"/>
          <table:table-cell table:style-name="ce3"/>
          <table:table-cell table:style-name="ce3" office:value-type="string">
            <text:p>N-35-35-28.29 E-139-34-49.82</text:p>
          </table:table-cell>
          <table:table-cell table:style-name="ce29" table:formula="of:=IF([.E17]=&quot;&quot;;[.C17];CONCATENATE([.C17];&quot; / &quot;;[.E17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2020-01-15_05-30-27_000.jpg</text:p>
          </table:table-cell>
          <table:table-cell table:style-name="ce16" office:value-type="string">
            <text:p>:m 東和 PHOTO / 200115w / 地下鉄赤塚駅 / 春日秀樹様共同住宅新築 / １名 / 佐藤工業（大東建託） / 出発時間 / N-35-35-28.77 E-139-34-49.65</text:p>
          </table:table-cell>
          <table:table-cell table:style-name="ce13"/>
          <table:table-cell table:style-name="ce3" table:formula="of:=[.F18]" office:value-type="string" office:string-value="N-35-35-28.77 E-139-34-49.65">
            <text:p>N-35-35-28.77 E-139-34-49.65</text:p>
          </table:table-cell>
          <table:table-cell table:style-name="ce3" office:value-type="string">
            <text:p>N-35-35-28.77 E-139-34-49.65</text:p>
          </table:table-cell>
          <table:table-cell table:style-name="ce29" table:formula="of:=IF([.E18]=&quot;&quot;;[.C18];CONCATENATE([.C18];&quot; / &quot;;[.E18]))" office:value-type="string" office:string-value=":m 東和 PHOTO / 200115w / 地下鉄赤塚駅 / 春日秀樹様共同住宅新築 / １名 / 佐藤工業（大東建託） / 出発時間 / N-35-35-28.77 E-139-34-49.65 / N-35-35-28.77 E-139-34-49.65">
            <text:p>:m 東和 PHOTO / 200115w / 地下鉄赤塚駅 / 春日秀樹様共同住宅新築 / １名 / 佐藤工業（大東建託） / 出発時間 / N-35-35-28.77 E-139-34-49.65 / N-35-35-28.77 E-139-34-49.65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3" office:value-type="string">
            <text:p>2020-01-15_07-30-17_000.jpg</text:p>
          </table:table-cell>
          <table:table-cell table:style-name="ce16" office:value-type="string">
            <text:p>:m 東和 PHOTO / 200115w / 地下鉄赤塚駅 / 春日秀樹様共同住宅新築 / １名 / 佐藤工業（大東建託） / 現場状況 / N-35-46-49.07 E-139-38-46.57</text:p>
          </table:table-cell>
          <table:table-cell table:style-name="ce3"/>
          <table:table-cell table:style-name="ce3" table:formula="of:=[.F19]" office:value-type="string" office:string-value="N-35-46-49.07 E-139-38-46.57">
            <text:p>N-35-46-49.07 E-139-38-46.57</text:p>
          </table:table-cell>
          <table:table-cell table:style-name="ce3" office:value-type="string">
            <text:p>N-35-46-49.07 E-139-38-46.57</text:p>
          </table:table-cell>
          <table:table-cell table:style-name="ce29" table:formula="of:=IF([.E19]=&quot;&quot;;[.C19];CONCATENATE([.C19];&quot; / &quot;;[.E19]))" office:value-type="string" office:string-value=":m 東和 PHOTO / 200115w / 地下鉄赤塚駅 / 春日秀樹様共同住宅新築 / １名 / 佐藤工業（大東建託） / 現場状況 / N-35-46-49.07 E-139-38-46.57 / N-35-46-49.07 E-139-38-46.57">
            <text:p>:m 東和 PHOTO / 200115w / 地下鉄赤塚駅 / 春日秀樹様共同住宅新築 / １名 / 佐藤工業（大東建託） / 現場状況 / N-35-46-49.07 E-139-38-46.57 / N-35-46-49.07 E-139-38-46.57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3" office:value-type="string">
            <text:p>2020-01-15_07-30-59_000.jpg</text:p>
          </table:table-cell>
          <table:table-cell table:style-name="ce16" office:value-type="string">
            <text:p>:m 東和 PHOTO / 200115w / 地下鉄赤塚駅 / 春日秀樹様共同住宅新築 / １名 / 佐藤工業（大東建託） / 現場状況 / N-35-46-48.92 E-139-38-46.25</text:p>
          </table:table-cell>
          <table:table-cell table:style-name="ce3"/>
          <table:table-cell table:style-name="ce3" table:formula="of:=[.F20]" office:value-type="string" office:string-value="N-35-46-48.92 E-139-38-46.25">
            <text:p>N-35-46-48.92 E-139-38-46.25</text:p>
          </table:table-cell>
          <table:table-cell table:style-name="ce3" office:value-type="string">
            <text:p>N-35-46-48.92 E-139-38-46.25</text:p>
          </table:table-cell>
          <table:table-cell table:style-name="ce29" table:formula="of:=IF([.E20]=&quot;&quot;;[.C20];CONCATENATE([.C20];&quot; / &quot;;[.E20]))" office:value-type="string" office:string-value=":m 東和 PHOTO / 200115w / 地下鉄赤塚駅 / 春日秀樹様共同住宅新築 / １名 / 佐藤工業（大東建託） / 現場状況 / N-35-46-48.92 E-139-38-46.25 / N-35-46-48.92 E-139-38-46.25">
            <text:p>:m 東和 PHOTO / 200115w / 地下鉄赤塚駅 / 春日秀樹様共同住宅新築 / １名 / 佐藤工業（大東建託） / 現場状況 / N-35-46-48.92 E-139-38-46.25 / N-35-46-48.92 E-139-38-46.25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3" office:value-type="string">
            <text:p>2020-01-15_18-16-59_000.jpg</text:p>
          </table:table-cell>
          <table:table-cell table:style-name="ce6" office:value-type="string">
            <text:p>JVEMV6 52#2 / 52. 自然観察 / 1. grass / field_photos / 雑草、草本、花 / @東和現場近く、地下鉄赤塚駅への道 / 樹木、ハナミズキ O1DS / N-35-46-25.79 E-139-38-48.0</text:p>
          </table:table-cell>
          <table:table-cell table:style-name="ce20"/>
          <table:table-cell table:style-name="ce3" table:formula="of:=[.F21]" office:value-type="string" office:string-value="N-35-46-25.79 E-139-38-48.0">
            <text:p>N-35-46-25.79 E-139-38-48.0</text:p>
          </table:table-cell>
          <table:table-cell table:style-name="ce3" office:value-type="string">
            <text:p>N-35-46-25.79 E-139-38-48.0</text:p>
          </table:table-cell>
          <table:table-cell table:style-name="ce29" table:formula="of:=IF([.E21]=&quot;&quot;;[.C21];CONCATENATE([.C21];&quot; / &quot;;[.E21]))" office:value-type="string" office:string-value="JVEMV6 52#2 / 52. 自然観察 / 1. grass / field_photos / 雑草、草本、花 / @東和現場近く、地下鉄赤塚駅への道 / 樹木、ハナミズキ O1DS / N-35-46-25.79 E-139-38-48.0 / N-35-46-25.79 E-139-38-48.0">
            <text:p>JVEMV6 52#2 / 52. 自然観察 / 1. grass / field_photos / 雑草、草本、花 / @東和現場近く、地下鉄赤塚駅への道 / 樹木、ハナミズキ O1DS / N-35-46-25.79 E-139-38-48.0 / N-35-46-25.79 E-139-38-48.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3" office:value-type="string">
            <text:p>2020-01-15_18-17-07_000.jpg</text:p>
          </table:table-cell>
          <table:table-cell table:style-name="ce6" office:value-type="string">
            <text:p>JVEMV6 52#2 / 52. 自然観察 / 1. grass / field_photos / 雑草、草本、花 / @東和現場近く、地下鉄赤塚駅への道 / 樹木、ハナミズキ O1DS / N-35-46-25.75 E-139-38-47.78</text:p>
          </table:table-cell>
          <table:table-cell table:style-name="ce20"/>
          <table:table-cell table:style-name="ce3" table:formula="of:=[.F22]" office:value-type="string" office:string-value="N-35-46-25.75 E-139-38-47.78">
            <text:p>N-35-46-25.75 E-139-38-47.78</text:p>
          </table:table-cell>
          <table:table-cell table:style-name="ce3" office:value-type="string">
            <text:p>N-35-46-25.75 E-139-38-47.78</text:p>
          </table:table-cell>
          <table:table-cell table:style-name="ce29" table:formula="of:=IF([.E22]=&quot;&quot;;[.C22];CONCATENATE([.C22];&quot; / &quot;;[.E22]))" office:value-type="string" office:string-value="JVEMV6 52#2 / 52. 自然観察 / 1. grass / field_photos / 雑草、草本、花 / @東和現場近く、地下鉄赤塚駅への道 / 樹木、ハナミズキ O1DS / N-35-46-25.75 E-139-38-47.78 / N-35-46-25.75 E-139-38-47.78">
            <text:p>JVEMV6 52#2 / 52. 自然観察 / 1. grass / field_photos / 雑草、草本、花 / @東和現場近く、地下鉄赤塚駅への道 / 樹木、ハナミズキ O1DS / N-35-46-25.75 E-139-38-47.78 / N-35-46-25.75 E-139-38-47.78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3" office:value-type="string">
            <text:p>2020-01-15_18-17-13_000.jpg</text:p>
          </table:table-cell>
          <table:table-cell table:style-name="ce6" office:value-type="string">
            <text:p>JVEMV6 52#2 / 52. 自然観察 / 1. grass / field_photos / 雑草、草本、花 / @東和現場近く、地下鉄赤塚駅への道 / 樹木、ハナミズキ O1DS / N-35-46-25.72 E-139-38-47.95</text:p>
          </table:table-cell>
          <table:table-cell table:style-name="ce13"/>
          <table:table-cell table:style-name="ce3" table:formula="of:=[.F23]" office:value-type="string" office:string-value="N-35-46-25.72 E-139-38-47.95">
            <text:p>N-35-46-25.72 E-139-38-47.95</text:p>
          </table:table-cell>
          <table:table-cell table:style-name="ce3" office:value-type="string">
            <text:p>N-35-46-25.72 E-139-38-47.95</text:p>
          </table:table-cell>
          <table:table-cell table:style-name="ce29" table:formula="of:=IF([.E23]=&quot;&quot;;[.C23];CONCATENATE([.C23];&quot; / &quot;;[.E23]))" office:value-type="string" office:string-value="JVEMV6 52#2 / 52. 自然観察 / 1. grass / field_photos / 雑草、草本、花 / @東和現場近く、地下鉄赤塚駅への道 / 樹木、ハナミズキ O1DS / N-35-46-25.72 E-139-38-47.95 / N-35-46-25.72 E-139-38-47.95">
            <text:p>JVEMV6 52#2 / 52. 自然観察 / 1. grass / field_photos / 雑草、草本、花 / @東和現場近く、地下鉄赤塚駅への道 / 樹木、ハナミズキ O1DS / N-35-46-25.72 E-139-38-47.95 / N-35-46-25.72 E-139-38-47.95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3" office:value-type="string">
            <text:p>2020-01-15_18-17-18_000.jpg</text:p>
          </table:table-cell>
          <table:table-cell table:style-name="ce6" office:value-type="string">
            <text:p>JVEMV6 52#2 / 52. 自然観察 / 1. grass / field_photos / 雑草、草本、花 / @東和現場近く、地下鉄赤塚駅への道 / 樹木、ハナミズキ O1DS / N-35-46-25.72 E-139-38-47.95</text:p>
          </table:table-cell>
          <table:table-cell table:style-name="ce3"/>
          <table:table-cell table:style-name="ce3" table:formula="of:=[.F24]" office:value-type="string" office:string-value="N-35-46-25.72 E-139-38-47.95">
            <text:p>N-35-46-25.72 E-139-38-47.95</text:p>
          </table:table-cell>
          <table:table-cell table:style-name="ce3" office:value-type="string">
            <text:p>N-35-46-25.72 E-139-38-47.95</text:p>
          </table:table-cell>
          <table:table-cell table:style-name="ce29" table:formula="of:=IF([.E24]=&quot;&quot;;[.C24];CONCATENATE([.C24];&quot; / &quot;;[.E24]))" office:value-type="string" office:string-value="JVEMV6 52#2 / 52. 自然観察 / 1. grass / field_photos / 雑草、草本、花 / @東和現場近く、地下鉄赤塚駅への道 / 樹木、ハナミズキ O1DS / N-35-46-25.72 E-139-38-47.95 / N-35-46-25.72 E-139-38-47.95">
            <text:p>JVEMV6 52#2 / 52. 自然観察 / 1. grass / field_photos / 雑草、草本、花 / @東和現場近く、地下鉄赤塚駅への道 / 樹木、ハナミズキ O1DS / N-35-46-25.72 E-139-38-47.95 / N-35-46-25.72 E-139-38-47.95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3" office:value-type="string">
            <text:p>2020-01-15_18-17-29_000.jpg</text:p>
          </table:table-cell>
          <table:table-cell table:style-name="ce6" office:value-type="string">
            <text:p>JVEMV6 52#2 / 52. 自然観察 / 1. grass / field_photos / 雑草、草本、花 / @東和現場近く、地下鉄赤塚駅への道 / 樹木、ハナミズキ O1DS / N-35-46-25.72 E-139-38-48.06</text:p>
          </table:table-cell>
          <table:table-cell table:style-name="ce3"/>
          <table:table-cell table:style-name="ce3" table:formula="of:=[.F25]" office:value-type="string" office:string-value="N-35-46-25.72 E-139-38-48.06">
            <text:p>N-35-46-25.72 E-139-38-48.06</text:p>
          </table:table-cell>
          <table:table-cell table:style-name="ce3" office:value-type="string">
            <text:p>N-35-46-25.72 E-139-38-48.06</text:p>
          </table:table-cell>
          <table:table-cell table:style-name="ce29" table:formula="of:=IF([.E25]=&quot;&quot;;[.C25];CONCATENATE([.C25];&quot; / &quot;;[.E25]))" office:value-type="string" office:string-value="JVEMV6 52#2 / 52. 自然観察 / 1. grass / field_photos / 雑草、草本、花 / @東和現場近く、地下鉄赤塚駅への道 / 樹木、ハナミズキ O1DS / N-35-46-25.72 E-139-38-48.06 / N-35-46-25.72 E-139-38-48.06">
            <text:p>JVEMV6 52#2 / 52. 自然観察 / 1. grass / field_photos / 雑草、草本、花 / @東和現場近く、地下鉄赤塚駅への道 / 樹木、ハナミズキ O1DS / N-35-46-25.72 E-139-38-48.06 / N-35-46-25.72 E-139-38-48.06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3" office:value-type="string">
            <text:p>2020-01-15_18-26-34_000.jpg</text:p>
          </table:table-cell>
          <table:table-cell table:style-name="ce6" office:value-type="string">
            <text:p>:PHOTO 記録しておきたいもの / @地下鉄赤塚駅、東和現場への途中 / 店舗の看板、菓子店、「和敬清寂」 / N-35-46-11.62 E-139-38-43.44</text:p>
          </table:table-cell>
          <table:table-cell table:style-name="ce3"/>
          <table:table-cell table:style-name="ce3" table:formula="of:=[.F26]" office:value-type="string" office:string-value="N-35-46-11.62 E-139-38-43.44">
            <text:p>N-35-46-11.62 E-139-38-43.44</text:p>
          </table:table-cell>
          <table:table-cell table:style-name="ce3" office:value-type="string">
            <text:p>N-35-46-11.62 E-139-38-43.44</text:p>
          </table:table-cell>
          <table:table-cell table:style-name="ce29" table:formula="of:=IF([.E26]=&quot;&quot;;[.C26];CONCATENATE([.C26];&quot; / &quot;;[.E26]))" office:value-type="string" office:string-value=":PHOTO 記録しておきたいもの / @地下鉄赤塚駅、東和現場への途中 / 店舗の看板、菓子店、「和敬清寂」 / N-35-46-11.62 E-139-38-43.44 / N-35-46-11.62 E-139-38-43.44">
            <text:p>:PHOTO 記録しておきたいもの / @地下鉄赤塚駅、東和現場への途中 / 店舗の看板、菓子店、「和敬清寂」 / N-35-46-11.62 E-139-38-43.44 / N-35-46-11.62 E-139-38-43.44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3" office:value-type="string">
            <text:p>2020-01-15_18-26-45_000.jpg</text:p>
          </table:table-cell>
          <table:table-cell table:style-name="ce6" office:value-type="string">
            <text:p>:PHOTO 記録しておきたいもの / @地下鉄赤塚駅、東和現場への途中 / 店舗の看板、菓子店、「和敬清寂」 / N-35-46-11.71 E-139-38-43.22</text:p>
          </table:table-cell>
          <table:table-cell table:style-name="ce28"/>
          <table:table-cell table:style-name="ce3" table:formula="of:=[.F27]" office:value-type="string" office:string-value="N-35-46-11.71 E-139-38-43.22">
            <text:p>N-35-46-11.71 E-139-38-43.22</text:p>
          </table:table-cell>
          <table:table-cell table:style-name="ce3" office:value-type="string">
            <text:p>N-35-46-11.71 E-139-38-43.22</text:p>
          </table:table-cell>
          <table:table-cell table:style-name="ce29" table:formula="of:=IF([.E27]=&quot;&quot;;[.C27];CONCATENATE([.C27];&quot; / &quot;;[.E27]))" office:value-type="string" office:string-value=":PHOTO 記録しておきたいもの / @地下鉄赤塚駅、東和現場への途中 / 店舗の看板、菓子店、「和敬清寂」 / N-35-46-11.71 E-139-38-43.22 / N-35-46-11.71 E-139-38-43.22">
            <text:p>:PHOTO 記録しておきたいもの / @地下鉄赤塚駅、東和現場への途中 / 店舗の看板、菓子店、「和敬清寂」 / N-35-46-11.71 E-139-38-43.22 / N-35-46-11.71 E-139-38-43.22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3" office:value-type="string">
            <text:p>2020-01-15_22-03-02_000.jpg</text:p>
          </table:table-cell>
          <table:table-cell table:style-name="ce6" office:value-type="string">
            <text:p>:m 食べた物</text:p>
          </table:table-cell>
          <table:table-cell table:style-name="ce20"/>
          <table:table-cell table:style-name="ce3"/>
          <table:table-cell table:style-name="ce3" office:value-type="string">
            <text:p>N-35-35-28.27 E-139-34-49.76</text:p>
          </table:table-cell>
          <table:table-cell table:style-name="ce29" table:formula="of:=IF([.E28]=&quot;&quot;;[.C28];CONCATENATE([.C28];&quot; / &quot;;[.E28]))" office:value-type="string" office:string-value=":m 食べた物">
            <text:p>:m 食べた物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3" office:value-type="string">
            <text:p>2020-01-16_00-27-55_000.jpg</text:p>
          </table:table-cell>
          <table:table-cell table:style-name="ce6" office:value-type="string">
            <text:p>:m 食べた物　間食 / 味噌スープ</text:p>
          </table:table-cell>
          <table:table-cell table:style-name="ce20"/>
          <table:table-cell table:style-name="ce3"/>
          <table:table-cell table:style-name="ce3" office:value-type="string">
            <text:p>N-35-35-28.66 E-139-34-48.94</text:p>
          </table:table-cell>
          <table:table-cell table:style-name="ce29" table:formula="of:=IF([.E29]=&quot;&quot;;[.C29];CONCATENATE([.C29];&quot; / &quot;;[.E29]))" office:value-type="string" office:string-value=":m 食べた物　間食 / 味噌スープ">
            <text:p>:m 食べた物　間食 / 味噌スープ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3" office:value-type="string">
            <text:p>2020-01-16_02-09-36_000.jpg</text:p>
          </table:table-cell>
          <table:table-cell table:style-name="ce14" office:value-type="string">
            <text:p>:m other / log / 寝る前　ウェブ閲覧　記録　（for オナニー） / 未了 </text:p>
          </table:table-cell>
          <table:table-cell table:style-name="ce14"/>
          <table:table-cell table:style-name="ce3"/>
          <table:table-cell table:style-name="ce3" office:value-type="string">
            <text:p>N-35-35-28.46 E-139-34-49.54</text:p>
          </table:table-cell>
          <table:table-cell table:style-name="ce29" table:formula="of:=IF([.E30]=&quot;&quot;;[.C30];CONCATENATE([.C30];&quot; / &quot;;[.E30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3" office:value-type="string">
            <text:p>2020-01-16_08-11-37_000.jpg</text:p>
          </table:table-cell>
          <table:table-cell table:style-name="ce16" office:value-type="string">
            <text:p>:m :PHOTO 起きた時刻 / 2019</text:p>
          </table:table-cell>
          <table:table-cell table:style-name="ce15"/>
          <table:table-cell table:style-name="ce3"/>
          <table:table-cell table:style-name="ce3" office:value-type="string">
            <text:p>N-35-35-28.34 E-139-34-49.93</text:p>
          </table:table-cell>
          <table:table-cell table:style-name="ce29" table:formula="of:=IF([.E31]=&quot;&quot;;[.C31];CONCATENATE([.C31];&quot; / &quot;;[.E31]))" office:value-type="string" office:string-value=":m :PHOTO 起きた時刻 / 2019">
            <text:p>:m :PHOTO 起きた時刻 / 2019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8-07-23_13-51-28_000.m4a</text:p>
          </table:table-cell>
          <table:table-cell table:style-name="ce6" office:value-type="string">
            <text:p>:VOICE-MEMO / @自室 / 記録 / guitar,gt / g-2018-0723-1 / free,R=1</text:p>
          </table:table-cell>
          <table:table-cell table:style-name="ce16"/>
          <table:table-cell table:style-name="ce3"/>
          <table:table-cell table:style-name="ce3"/>
          <table:table-cell table:style-name="ce29" table:formula="of:=IF([.E32]=&quot;&quot;;[.C32];CONCATENATE([.C32];&quot; / &quot;;[.E32]))" office:value-type="string" office:string-value=":VOICE-MEMO / @自室 / 記録 / guitar,gt / g-2018-0723-1 / free,R=1">
            <text:p>:VOICE-MEMO / @自室 / 記録 / guitar,gt / g-2018-0723-1 / free,R=1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8-07-23_14-09-55_000.m4a</text:p>
          </table:table-cell>
          <table:table-cell table:style-name="ce6" office:value-type="string">
            <text:p>:VOICE-MEMO / @自室 / 記録 / guitar,gt / g-2018-0723-2 / free,bossa-like,R=2</text:p>
          </table:table-cell>
          <table:table-cell table:style-name="ce3"/>
          <table:table-cell table:style-name="ce3"/>
          <table:table-cell table:style-name="ce3"/>
          <table:table-cell table:style-name="ce29" table:formula="of:=IF([.E33]=&quot;&quot;;[.C33];CONCATENATE([.C33];&quot; / &quot;;[.E33]))" office:value-type="string" office:string-value=":VOICE-MEMO / @自室 / 記録 / guitar,gt / g-2018-0723-2 / free,bossa-like,R=2">
            <text:p>:VOICE-MEMO / @自室 / 記録 / guitar,gt / g-2018-0723-2 / free,bossa-like,R=2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8-07-23_14-42-06_000.m4a</text:p>
          </table:table-cell>
          <table:table-cell table:style-name="ce6" office:value-type="string">
            <text:p>:VOICE-MEMO / @自室 / 記録 / guitar,gt / g-2018-0723-3 / res.hm,R=3</text:p>
          </table:table-cell>
          <table:table-cell table:style-name="ce3"/>
          <table:table-cell table:style-name="ce3"/>
          <table:table-cell table:style-name="ce3"/>
          <table:table-cell table:style-name="ce29" table:formula="of:=IF([.E34]=&quot;&quot;;[.C34];CONCATENATE([.C34];&quot; / &quot;;[.E34]))" office:value-type="string" office:string-value=":VOICE-MEMO / @自室 / 記録 / guitar,gt / g-2018-0723-3 / res.hm,R=3">
            <text:p>:VOICE-MEMO / @自室 / 記録 / guitar,gt / g-2018-0723-3 / res.hm,R=3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8-07-23_14-44-06_000.m4a</text:p>
          </table:table-cell>
          <table:table-cell table:style-name="ce6" office:value-type="string">
            <text:p>:VOICE-MEMO / @自室 / 記録 / guitar,gt / g-2018-0723-4 / sec-2,accompanying-melody,R=4</text:p>
          </table:table-cell>
          <table:table-cell table:style-name="ce3"/>
          <table:table-cell table:style-name="ce3"/>
          <table:table-cell table:style-name="ce3"/>
          <table:table-cell table:style-name="ce29" table:formula="of:=IF([.E35]=&quot;&quot;;[.C35];CONCATENATE([.C35];&quot; / &quot;;[.E35]))" office:value-type="string" office:string-value=":VOICE-MEMO / @自室 / 記録 / guitar,gt / g-2018-0723-4 / sec-2,accompanying-melody,R=4">
            <text:p>:VOICE-MEMO / @自室 / 記録 / guitar,gt / g-2018-0723-4 / sec-2,accompanying-melody,R=4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8-07-25_17-53-07_000.m4a</text:p>
          </table:table-cell>
          <table:table-cell table:style-name="ce6" office:value-type="string">
            <text:p>:VOICE-MEMO / @自室 / 記録 / guitar,gt / g-2018-0725-1 / play,R=1</text:p>
          </table:table-cell>
          <table:table-cell table:style-name="ce3"/>
          <table:table-cell table:style-name="ce3"/>
          <table:table-cell table:style-name="ce3"/>
          <table:table-cell table:style-name="ce29" table:formula="of:=IF([.E36]=&quot;&quot;;[.C36];CONCATENATE([.C36];&quot; / &quot;;[.E36]))" office:value-type="string" office:string-value=":VOICE-MEMO / @自室 / 記録 / guitar,gt / g-2018-0725-1 / play,R=1">
            <text:p>:VOICE-MEMO / @自室 / 記録 / guitar,gt / g-2018-0725-1 / play,R=1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8-07-25_17-58-52_000.m4a</text:p>
          </table:table-cell>
          <table:table-cell table:style-name="ce6" office:value-type="string">
            <text:p>:VOICE-MEMO / @自室 / 記録 / guitar,gt / g-2018-0725-2 / rev-1,R.1,R=2</text:p>
          </table:table-cell>
          <table:table-cell table:style-name="ce3"/>
          <table:table-cell table:style-name="ce3"/>
          <table:table-cell table:style-name="ce3"/>
          <table:table-cell table:style-name="ce29" table:formula="of:=IF([.E37]=&quot;&quot;;[.C37];CONCATENATE([.C37];&quot; / &quot;;[.E37]))" office:value-type="string" office:string-value=":VOICE-MEMO / @自室 / 記録 / guitar,gt / g-2018-0725-2 / rev-1,R.1,R=2">
            <text:p>:VOICE-MEMO / @自室 / 記録 / guitar,gt / g-2018-0725-2 / rev-1,R.1,R=2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8-07-25_18-06-24_000.m4a</text:p>
          </table:table-cell>
          <table:table-cell table:style-name="ce6" office:value-type="string">
            <text:p>:VOICE-MEMO / @自室 / 記録 / guitar,gt / g-2018-0725-3 / free,fのテーマ,i.f.sec-3</text:p>
          </table:table-cell>
          <table:table-cell table:style-name="ce3"/>
          <table:table-cell table:style-name="ce3"/>
          <table:table-cell table:style-name="ce3"/>
          <table:table-cell table:style-name="ce29" table:formula="of:=IF([.E38]=&quot;&quot;;[.C38];CONCATENATE([.C38];&quot; / &quot;;[.E38]))" office:value-type="string" office:string-value=":VOICE-MEMO / @自室 / 記録 / guitar,gt / g-2018-0725-3 / free,fのテーマ,i.f.sec-3">
            <text:p>:VOICE-MEMO / @自室 / 記録 / guitar,gt / g-2018-0725-3 / free,fのテーマ,i.f.sec-3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8-07-25_18-18-07_000.m4a</text:p>
          </table:table-cell>
          <table:table-cell table:style-name="ce6" office:value-type="string">
            <text:p>:VOICE-MEMO / @自室 / 記録 / guitar,gt / g-2018-0725-4 / res.sec-4,R=4</text:p>
          </table:table-cell>
          <table:table-cell table:style-name="ce20"/>
          <table:table-cell table:style-name="ce3"/>
          <table:table-cell table:style-name="ce3"/>
          <table:table-cell table:style-name="ce29" table:formula="of:=IF([.E39]=&quot;&quot;;[.C39];CONCATENATE([.C39];&quot; / &quot;;[.E39]))" office:value-type="string" office:string-value=":VOICE-MEMO / @自室 / 記録 / guitar,gt / g-2018-0725-4 / res.sec-4,R=4">
            <text:p>:VOICE-MEMO / @自室 / 記録 / guitar,gt / g-2018-0725-4 / res.sec-4,R=4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18-07-25_18-25-07_000.m4a</text:p>
          </table:table-cell>
          <table:table-cell table:style-name="ce6" office:value-type="string">
            <text:p>:VOICE-MEMO / @自室 / 記録 / guitar,gt / g-2018-0725-5 / song,R=5</text:p>
          </table:table-cell>
          <table:table-cell table:style-name="ce13"/>
          <table:table-cell table:style-name="ce3"/>
          <table:table-cell table:style-name="ce3"/>
          <table:table-cell table:style-name="ce29" table:formula="of:=IF([.E40]=&quot;&quot;;[.C40];CONCATENATE([.C40];&quot; / &quot;;[.E40]))" office:value-type="string" office:string-value=":VOICE-MEMO / @自室 / 記録 / guitar,gt / g-2018-0725-5 / song,R=5">
            <text:p>:VOICE-MEMO / @自室 / 記録 / guitar,gt / g-2018-0725-5 / song,R=5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18-07-25_18-34-13_000.m4a</text:p>
          </table:table-cell>
          <table:table-cell table:style-name="ce6" office:value-type="string">
            <text:p>:VOICE-MEMO / @自室 / 記録 / guitar,gt / g-2018-0725-6 / res.hm,prev-4,R=6</text:p>
          </table:table-cell>
          <table:table-cell table:style-name="ce20"/>
          <table:table-cell table:style-name="ce3"/>
          <table:table-cell table:style-name="ce3"/>
          <table:table-cell table:style-name="ce29" table:formula="of:=IF([.E41]=&quot;&quot;;[.C41];CONCATENATE([.C41];&quot; / &quot;;[.E41]))" office:value-type="string" office:string-value=":VOICE-MEMO / @自室 / 記録 / guitar,gt / g-2018-0725-6 / res.hm,prev-4,R=6">
            <text:p>:VOICE-MEMO / @自室 / 記録 / guitar,gt / g-2018-0725-6 / res.hm,prev-4,R=6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1-14_18-04-18_000.mov</text:p>
          </table:table-cell>
          <table:table-cell table:style-name="ce6" office:value-type="string">
            <text:p>:VIDEO / @自宅 / メモ / guitar,gt / 演奏、play / g-2020-0114-1 / et-6,patt,patt-27(4)-3.a.n,score+,for=flamenco:shuffle+percussion,R=1</text:p>
          </table:table-cell>
          <table:table-cell table:style-name="ce3"/>
          <table:table-cell table:style-name="ce3"/>
          <table:table-cell table:style-name="ce3"/>
          <table:table-cell table:style-name="ce29" table:formula="of:=IF([.E42]=&quot;&quot;;[.C42];CONCATENATE([.C42];&quot; / &quot;;[.E42]))" office:value-type="string" office:string-value=":VIDEO / @自宅 / メモ / guitar,gt / 演奏、play / g-2020-0114-1 / et-6,patt,patt-27(4)-3.a.n,score+,for=flamenco:shuffle+percussion,R=1">
            <text:p>:VIDEO / @自宅 / メモ / guitar,gt / 演奏、play / g-2020-0114-1 / et-6,patt,patt-27(4)-3.a.n,score+,for=flamenco:shuffle+percussion,R=1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1-14_18-13-38_000.mov</text:p>
          </table:table-cell>
          <table:table-cell table:style-name="ce6" office:value-type="string">
            <text:p>:VIDEO / @自宅 / メモ / guitar,gt / 演奏、play / g-2020-0114-2 / p-1,patt,score+,t.80,R=2</text:p>
          </table:table-cell>
          <table:table-cell table:style-name="ce3"/>
          <table:table-cell table:style-name="ce3"/>
          <table:table-cell table:style-name="ce3"/>
          <table:table-cell table:style-name="ce29" table:formula="of:=IF([.E43]=&quot;&quot;;[.C43];CONCATENATE([.C43];&quot; / &quot;;[.E43]))" office:value-type="string" office:string-value=":VIDEO / @自宅 / メモ / guitar,gt / 演奏、play / g-2020-0114-2 / p-1,patt,score+,t.80,R=2">
            <text:p>:VIDEO / @自宅 / メモ / guitar,gt / 演奏、play / g-2020-0114-2 / p-1,patt,score+,t.80,R=2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4]=&quot;&quot;;[.C44];CONCATENATE([.C44];&quot; / &quot;;[.E4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5]=&quot;&quot;;[.C45];CONCATENATE([.C45];&quot; / &quot;;[.E4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6]=&quot;&quot;;[.C46];CONCATENATE([.C46];&quot; / &quot;;[.E4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7]=&quot;&quot;;[.C47];CONCATENATE([.C47];&quot; / &quot;;[.E4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8]=&quot;&quot;;[.C48];CONCATENATE([.C48];&quot; / &quot;;[.E4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9]=&quot;&quot;;[.C49];CONCATENATE([.C49];&quot; / &quot;;[.E4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0]=&quot;&quot;;[.C50];CONCATENATE([.C50];&quot; / &quot;;[.E5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51]=&quot;&quot;;[.C51];CONCATENATE([.C51];&quot; / &quot;;[.E5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2]=&quot;&quot;;[.C52];CONCATENATE([.C52];&quot; / &quot;;[.E5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20"/>
          <table:table-cell table:style-name="ce3"/>
          <table:table-cell table:style-name="ce3"/>
          <table:table-cell table:style-name="ce29" table:formula="of:=IF([.E53]=&quot;&quot;;[.C53];CONCATENATE([.C53];&quot; / &quot;;[.E5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54]=&quot;&quot;;[.C54];CONCATENATE([.C54];&quot; / &quot;;[.E5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5]=&quot;&quot;;[.C55];CONCATENATE([.C55];&quot; / &quot;;[.E5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6]=&quot;&quot;;[.C56];CONCATENATE([.C56];&quot; / &quot;;[.E5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7]=&quot;&quot;;[.C57];CONCATENATE([.C57];&quot; / &quot;;[.E5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8]=&quot;&quot;;[.C58];CONCATENATE([.C58];&quot; / &quot;;[.E5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9]=&quot;&quot;;[.C59];CONCATENATE([.C59];&quot; / &quot;;[.E5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60]=&quot;&quot;;[.C60];CONCATENATE([.C60];&quot; / &quot;;[.E6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3"/>
          <table:table-cell table:style-name="ce3"/>
          <table:table-cell table:style-name="ce3"/>
          <table:table-cell table:style-name="ce29" table:formula="of:=IF([.E61]=&quot;&quot;;[.C61];CONCATENATE([.C61];&quot; / &quot;;[.E6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9" table:formula="of:=IF([.E62]=&quot;&quot;;[.C62];CONCATENATE([.C62];&quot; / &quot;;[.E6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3]=&quot;&quot;;[.C63];CONCATENATE([.C63];&quot; / &quot;;[.E6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4]=&quot;&quot;;[.C64];CONCATENATE([.C64];&quot; / &quot;;[.E6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65]=&quot;&quot;;[.C65];CONCATENATE([.C65];&quot; / &quot;;[.E6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6]=&quot;&quot;;[.C66];CONCATENATE([.C66];&quot; / &quot;;[.E6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7]=&quot;&quot;;[.C67];CONCATENATE([.C67];&quot; / &quot;;[.E6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8]=&quot;&quot;;[.C68];CONCATENATE([.C68];&quot; / &quot;;[.E6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9]=&quot;&quot;;[.C69];CONCATENATE([.C69];&quot; / &quot;;[.E6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9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1"/>
          <table:table-cell table:number-columns-repeated="3"/>
          <table:table-cell table:style-name="ce2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2" office:value-type="float" office:value="21">
            <text:p>21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3" office:value-type="float" office:value="43">
            <text:p>43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3" office:value-type="float" office:value="43">
            <text:p>43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4" table:formula="of:=COUNTBLANK([.$C$2:.C43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-*</text:p>
          </table:table-cell>
          <table:table-cell table:style-name="ce24" table:formula="of:=COUNTIF([.$C$2:.$C43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XXX</text:p>
          </table:table-cell>
          <table:table-cell table:style-name="ce25" table:formula="of:=SUM(無題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total</text:p>
          </table:table-cell>
          <table:table-cell table:style-name="ce24" table:formula="of:=COUNTA([.$B$2:.$B43])" office:value-type="float" office:value="42">
            <text:p>42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10" office:value-type="string">
            <text:p>blanks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:m XXX</text:p>
          </table:table-cell>
          <table:table-cell table:style-name="ce24" table:formula="of:=COUNTIF([.$C$2:.$C43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music / log / kb / </text:p>
          </table:table-cell>
          <table:table-cell table:style-name="ce24" table:formula="of:=COUNTIF([.$C$2:.$C43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XX</text:p>
          </table:table-cell>
          <table:table-cell table:style-name="ce24" table:formula="of:=COUNTIF([.$C$2:.$C43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-X</text:p>
          </table:table-cell>
          <table:table-cell table:style-name="ce24" table:formula="of:=COUNTIF([.$C$2:.$C43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4" table:formula="of:=COUNTIF([.$C$2:.$C43];[.B4368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4" table:formula="of:=COUNTIF([.$C$2:.$C43];[.B436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4" table:formula="of:=COUNTIF([.$C$2:.$C43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4" table:formula="of:=COUNTIF([.$C$2:.$C43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3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3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瞼の裏 / 左目</text:p>
          </table:table-cell>
          <table:table-cell table:style-name="ce13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目尻 / ひび割れ</text:p>
          </table:table-cell>
          <table:table-cell table:style-name="ce13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3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5" office:value-type="string">
            <text:p>:m :PHOTO 寝た時刻 / 2019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:PHOTO 起きた時刻 / 2019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7"/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3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3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8"/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11X-X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7" office:value-type="string">
            <text:p>*</text:p>
          </table:table-cell>
          <table:table-cell table:style-name="ce19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1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 table:number-rows-repeated="4054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4207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6">2020/01/16</text:date>, <text:time>11:07:3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1-16T11:07:35.12</dc:date>
    <dc:creator>iwabuchi ken</dc:creator>
    <meta:editing-duration>P16DT5H24M32S</meta:editing-duration>
    <meta:editing-cycles>6446</meta:editing-cycles>
    <meta:document-statistic meta:table-count="1" meta:cell-count="819" meta:object-count="0"/>
  </office:meta>
</office:document-meta>
</file>